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ce66" style:font-weight-asian="bold" style:font-weight-complex="bold"/>
    </style:style>
    <style:style style:name="T3" style:family="text">
      <style:text-properties officeooo:rsid="0003a388"/>
    </style:style>
    <style:style style:name="T4" style:family="text">
      <style:text-properties officeooo:rsid="0004db41"/>
    </style:style>
    <style:style style:name="T5" style:family="text">
      <style:text-properties officeooo:rsid="0006ce66"/>
    </style:style>
    <style:style style:name="T6" style:family="text">
      <style:text-properties fo:font-weight="normal" officeooo:rsid="0006ce66" style:font-weight-asian="normal" style:font-weight-complex="normal"/>
    </style:style>
    <style:style style:name="T7" style:family="text">
      <style:text-properties officeooo:rsid="00089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of node js <text:span text:style-name="T7">and react</text:span></text:p>
      <text:p text:style-name="P1"/>
      <text:p text:style-name="Standard">step :1 <text:s/><text:span text:style-name="T1">sudo apt-get install curl <text:s text:c="3"/></text:span>// package locator</text:p>
      <text:p text:style-name="Standard">step :2 <text:span text:style-name="T1">curl -sL https://deb.nodesource.com/setup_6.x | sudo -E bash - </text:span><text:s text:c="4"/>// <text:span text:style-name="T3">source setup</text:span></text:p>
      <text:p text:style-name="Standard">step :3 <text:span text:style-name="T1">sudo apt-get install -y nodejs </text:span><text:s/>// <text:span text:style-name="T3">installation of node js</text:span></text:p>
      <text:p text:style-name="Standard">step :4 <text:span text:style-name="T1">node -v <text:s/></text:span><text:s text:c="34"/>// <text:span text:style-name="T3">To check the version for node js</text:span></text:p>
      <text:p text:style-name="Standard">step :5 <text:span text:style-name="T1">sudo apt install npm </text:span><text:s text:c="15"/>// <text:span text:style-name="T3">installation of node package maanager</text:span></text:p>
      <text:p text:style-name="Standard">step :6 <text:s/><text:span text:style-name="T1">npm -v <text:s text:c="2"/></text:span><text:s text:c="33"/>// <text:span text:style-name="T3">To check the version for npm</text:span></text:p>
      <text:p text:style-name="Standard">step :7 <text:span text:style-name="T1">npm install create-react-app</text:span> <text:s text:c="3"/>// <text:span text:style-name="T4">installing of react app</text:span></text:p>
      <text:p text:style-name="Standard">step :8 <text:span text:style-name="T1">npm audit fix <text:s/></text:span><text:s text:c="25"/>// <text:span text:style-name="T3">to rectify the error after creating the app </text:span></text:p>
      <text:p text:style-name="Standard">step :9 <text:span text:style-name="T1">cd Desktop </text:span><text:s text:c="30"/>// <text:span text:style-name="T4">goto any prefer directory</text:span></text:p>
      <text:p text:style-name="Standard">step :10 <text:span text:style-name="T1">create-react-app balaswecha </text:span><text:s/><text:span text:style-name="T4">(create-react-app &lt;name&gt;) // creating an sample app with <text:s text:c="19"/><text:tab/><text:tab/><text:tab/><text:tab/><text:tab/><text:tab/><text:tab/><text:tab/><text:tab/>some name</text:span></text:p>
      <text:p text:style-name="Standard">step :11 <text:span text:style-name="T1">ls <text:s/></text:span><text:s text:c="43"/>// <text:span text:style-name="T4">checking the list wheater the file exist or not</text:span></text:p>
      <text:p text:style-name="Standard">step :12 <text:span text:style-name="T1">cd balaswecha <text:s text:c="3"/></text:span><text:s text:c="21"/>// <text:span text:style-name="T4">goto working directory</text:span></text:p>
      <text:p text:style-name="Standard">step :13<text:span text:style-name="T1"> ls </text:span><text:s text:c="45"/></text:p>
      <text:p text:style-name="Standard">step :14 <text:span text:style-name="T1">gedit package.json </text:span><text:s text:c="17"/>// <text:span text:style-name="T5">open the dependency file with extension of .json</text:span></text:p>
      <text:p text:style-name="Standard">step :15 <text:span text:style-name="T1">npm start <text:s text:c="32"/>// </text:span><text:span text:style-name="T6">to start the basic inbuilt app through local ho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54:25.215200051</meta:creation-date>
    <dc:date>2019-02-26T12:11:29.013785701</dc:date>
    <meta:editing-duration>PT17M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73" meta:character-count="1301" meta:non-whitespace-character-count="797"/>
  </office:meta>
</office:document-meta>
</file>